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(MIN(([.$E4]^2)/([.$T4]^2);[.$R$2]))*([.$J4]+3)*[.$T$2]))*5;0)" office:value-type="float" office:value="25" calcext:value-type="float">
            <text:p>25</text:p>
          </table:table-cell>
          <table:table-cell table:style-name="ce11" table:formula="of:=IFERROR(ROUND(((MIN(([.$G4]^2)/([.$T4]^2);[.$R$2]))*([.$J4]+3)*[.$T$2]))*5;0)" office:value-type="float" office:value="45" calcext:value-type="float">
            <text:p>4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3" calcext:value-type="float">
            <text:p>43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2" calcext:value-type="float">
            <text:p>52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3" calcext:value-type="float">
            <text:p>33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(MIN(([.$E7]^2)/([.$T7]^2);[.$R$2]))*([.$J7]+3)*[.$T$2]))*5;0)" office:value-type="float" office:value="25" calcext:value-type="float">
            <text:p>25</text:p>
          </table:table-cell>
          <table:table-cell table:style-name="ce11" table:formula="of:=IFERROR(ROUND(((MIN(([.$G7]^2)/([.$T7]^2);[.$R$2]))*([.$J7]+3)*[.$T$2]))*5;0)" office:value-type="float" office:value="30" calcext:value-type="float">
            <text:p>3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4" calcext:value-type="float">
            <text:p>44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4" calcext:value-type="float">
            <text:p>54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4" calcext:value-type="float">
            <text:p>34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(MIN(([.$E10]^2)/([.$T10]^2);[.$R$2]))*([.$J10]+3)*[.$T$2]))*5;0)" office:value-type="float" office:value="45" calcext:value-type="float">
            <text:p>45</text:p>
          </table:table-cell>
          <table:table-cell table:style-name="ce11" table:formula="of:=IFERROR(ROUND(((MIN(([.$G10]^2)/([.$T10]^2);[.$R$2]))*([.$J10]+3)*[.$T$2]))*5;0)" office:value-type="float" office:value="40" calcext:value-type="float">
            <text:p>4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4" calcext:value-type="float">
            <text:p>44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4" calcext:value-type="float">
            <text:p>54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7" calcext:value-type="float">
            <text:p>27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5" calcext:value-type="float">
            <text:p>405</text:p>
          </table:table-cell>
          <table:table-cell table:style-name="ce11" table:formula="of:=ROUND((([.I14]/[.$S$1])*MAX([.I14]/420; 1.2));2)" office:value-type="float" office:value="5.4" calcext:value-type="float">
            <text:p>5.4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1" table:formula="of:=IFERROR(ROUND(((MIN(([.$G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F14]^[.$Q$2])/([.$T14]^2);[.$R$2]); MIN([.F14]/[.$O$2]; [.$N$2])))*([.$J14]+[.$M$2]))*5;0)" office:value-type="float" office:value="45" calcext:value-type="float">
            <text:p>45</text:p>
          </table:table-cell>
          <table:table-cell table:style-name="ce11" table:formula="of:=ROUND(AVERAGE([.K14:.Q14]))" office:value-type="float" office:value="39" calcext:value-type="float">
            <text:p>39</text:p>
          </table:table-cell>
          <table:table-cell table:style-name="ce11" table:formula="of:=ROUND((([.I14]/[.$S$1])*MAX([.I14]/350;0.8));2)" office:value-type="float" office:value="5.21" calcext:value-type="float">
            <text:p>5.21</text:p>
          </table:table-cell>
          <table:table-cell table:style-name="ce11" table:formula="of:=ROUND([.I14]/6;2)" office:value-type="float" office:value="67.5" calcext:value-type="float">
            <text:p>67.5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7" calcext:value-type="float">
            <text:p>7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86" calcext:value-type="float">
            <text:p>37.86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7" calcext:value-type="float">
            <text:p>27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1" calcext:value-type="float">
            <text:p>41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1" table:formula="of:=IFERROR(ROUND((AVERAGE(MIN(([.$F18]^[.$Q$2])/([.$T18]^2);[.$R$2]); MIN([.F18]/[.$O$2]; [.$N$2])))*([.$J18]+[.$M$2]))*5;0)" office:value-type="float" office:value="25" calcext:value-type="float">
            <text:p>25</text:p>
          </table:table-cell>
          <table:table-cell table:style-name="ce11" table:formula="of:=ROUND(AVERAGE([.K18:.Q18]))" office:value-type="float" office:value="26" calcext:value-type="float">
            <text:p>26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39" calcext:value-type="float">
            <text:p>39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48" calcext:value-type="float">
            <text:p>48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8" calcext:value-type="float">
            <text:p>18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8" calcext:value-type="float">
            <text:p>18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8" calcext:value-type="float">
            <text:p>18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8" calcext:value-type="float">
            <text:p>18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8" calcext:value-type="float">
            <text:p>28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2" calcext:value-type="float">
            <text:p>42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8" calcext:value-type="float">
            <text:p>28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4" calcext:value-type="float">
            <text:p>44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(MIN(([.$E29]^2)/([.$T29]^2);[.$R$2]))*([.$J29]+3)*[.$T$2]))*5;0)" office:value-type="float" office:value="15" calcext:value-type="float">
            <text:p>15</text:p>
          </table:table-cell>
          <table:table-cell table:style-name="ce11" table:formula="of:=IFERROR(ROUND(((MIN(([.$G29]^2)/([.$T29]^2);[.$R$2]))*([.$J29]+3)*[.$T$2]))*5;0)" office:value-type="float" office:value="25" calcext:value-type="float">
            <text:p>25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1" calcext:value-type="float">
            <text:p>31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(MIN(([.$E30]^2)/([.$T30]^2);[.$R$2]))*([.$J30]+3)*[.$T$2]))*5;0)" office:value-type="float" office:value="25" calcext:value-type="float">
            <text:p>25</text:p>
          </table:table-cell>
          <table:table-cell table:style-name="ce11" table:formula="of:=IFERROR(ROUND(((MIN(([.$G30]^2)/([.$T30]^2);[.$R$2]))*([.$J30]+3)*[.$T$2]))*5;0)" office:value-type="float" office:value="35" calcext:value-type="float">
            <text:p>3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3" calcext:value-type="float">
            <text:p>43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(MIN(([.$E31]^2)/([.$T31]^2);[.$R$2]))*([.$J31]+3)*[.$T$2]))*5;0)" office:value-type="float" office:value="5" calcext:value-type="float">
            <text:p>5</text:p>
          </table:table-cell>
          <table:table-cell table:style-name="ce1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4" calcext:value-type="float">
            <text:p>34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47" calcext:value-type="float">
            <text:p>47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7" calcext:value-type="float">
            <text:p>47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29" calcext:value-type="float">
            <text:p>29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6" calcext:value-type="float">
            <text:p>36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(MIN(([.$E37]^2)/([.$T37]^2);[.$R$2]))*([.$J37]+3)*[.$T$2]))*5;0)" office:value-type="float" office:value="35" calcext:value-type="float">
            <text:p>35</text:p>
          </table:table-cell>
          <table:table-cell table:style-name="ce1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49" calcext:value-type="float">
            <text:p>49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6" calcext:value-type="float">
            <text:p>36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(MIN(([.$E40]^2)/([.$T40]^2);[.$R$2]))*([.$J40]+3)*[.$T$2]))*5;0)" office:value-type="float" office:value="30" calcext:value-type="float">
            <text:p>30</text:p>
          </table:table-cell>
          <table:table-cell table:style-name="ce1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48" calcext:value-type="float">
            <text:p>48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47" calcext:value-type="float">
            <text:p>47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(MIN(([.$E43]^2)/([.$T43]^2);[.$R$2]))*([.$J43]+3)*[.$T$2]))*5;0)" office:value-type="float" office:value="15" calcext:value-type="float">
            <text:p>15</text:p>
          </table:table-cell>
          <table:table-cell table:style-name="ce11" table:formula="of:=IFERROR(ROUND(((MIN(([.$G43]^2)/([.$T43]^2);[.$R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2" calcext:value-type="float">
            <text:p>32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49" calcext:value-type="float">
            <text:p>49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0" calcext:value-type="float">
            <text:p>30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5" calcext:value-type="float">
            <text:p>45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7:.H47])" office:value-type="float" office:value="285" calcext:value-type="float">
            <text:p>285</text:p>
          </table:table-cell>
          <table:table-cell table:style-name="ce11" table:formula="of:=ROUND((([.I47]/[.$S$1])*MAX([.I47]/420; 1.2));2)" office:value-type="float" office:value="3.8" calcext:value-type="float">
            <text:p>3.8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1" table:formula="of:=IFERROR(ROUND(((MIN(([.$G47]^2)/([.$T47]^2);[.$R$2]))*([.$J47]+3)*[.$T$2]))*5;0)" office:value-type="float" office:value="15" calcext:value-type="float">
            <text:p>15</text:p>
          </table:table-cell>
          <table:table-cell table:style-name="ce11" table:formula="of:=IFERROR(ROUND((AVERAGE(MIN(([.$F47]^[.$Q$2])/([.$T47]^2);[.$R$2]); MIN([.F47]/[.$O$2]; [.$N$2])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30" calcext:value-type="float">
            <text:p>30</text:p>
          </table:table-cell>
          <table:table-cell table:style-name="ce11" table:formula="of:=ROUND((([.I47]/[.$S$1])*MAX([.I47]/350;0.8));2)" office:value-type="float" office:value="2.58" calcext:value-type="float">
            <text:p>2.58</text:p>
          </table:table-cell>
          <table:table-cell table:style-name="ce11" table:formula="of:=ROUND([.I47]/6;2)" office:value-type="float" office:value="47.5" calcext:value-type="float">
            <text:p>47.5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5" calcext:value-type="float">
            <text:p>2.5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8.57" calcext:value-type="float">
            <text:p>28.57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4" calcext:value-type="float">
            <text:p>44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2" calcext:value-type="float">
            <text:p>2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1" table:formula="of:=IFERROR(ROUND(((MIN(([.$G49]^2)/([.$T49]^2);[.$R$2]))*([.$J49]+3)*[.$T$2]))*5;0)" office:value-type="float" office:value="30" calcext:value-type="float">
            <text:p>30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1" calcext:value-type="float">
            <text:p>31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39" calcext:value-type="float">
            <text:p>39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47" calcext:value-type="float">
            <text:p>47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1" calcext:value-type="float">
            <text:p>31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3" calcext:value-type="float">
            <text:p>43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6" calcext:value-type="float">
            <text:p>36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(MIN(([.$E56]^2)/([.$T56]^2);[.$R$2]))*([.$J56]+3)*[.$T$2]))*5;0)" office:value-type="float" office:value="20" calcext:value-type="float">
            <text:p>20</text:p>
          </table:table-cell>
          <table:table-cell table:style-name="ce1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4" calcext:value-type="float">
            <text:p>44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29" calcext:value-type="float">
            <text:p>29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3" calcext:value-type="float">
            <text:p>43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1" table:formula="of:=IFERROR(ROUND(((MIN(([.$G59]^2)/([.$T59]^2);[.$R$2]))*([.$J59]+3)*[.$T$2]))*5;0)" office:value-type="float" office:value="15" calcext:value-type="float">
            <text:p>15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2" calcext:value-type="float">
            <text:p>32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5" calcext:value-type="float">
            <text:p>45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F61]^[.$Q$2])/([.$T61]^2);[.$R$2]); MIN([.F61]/[.$O$2]; [.$N$2])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4" calcext:value-type="float">
            <text:p>34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49" calcext:value-type="float">
            <text:p>49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2" calcext:value-type="float">
            <text:p>32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4" calcext:value-type="float">
            <text:p>44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6" calcext:value-type="float">
            <text:p>36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56" calcext:value-type="float">
            <text:p>56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(MIN(([.$E67]^2)/([.$T67]^2);[.$R$2]))*([.$J67]+3)*[.$T$2]))*5;0)" office:value-type="float" office:value="15" calcext:value-type="float">
            <text:p>15</text:p>
          </table:table-cell>
          <table:table-cell table:style-name="ce11" table:formula="of:=IFERROR(ROUND(((MIN(([.$G67]^2)/([.$T67]^2);[.$R$2]))*([.$J67]+3)*[.$T$2]))*5;0)" office:value-type="float" office:value="15" calcext:value-type="float">
            <text:p>15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3" calcext:value-type="float">
            <text:p>33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(MIN(([.$E68]^2)/([.$T68]^2);[.$R$2]))*([.$J68]+3)*[.$T$2]))*5;0)" office:value-type="float" office:value="30" calcext:value-type="float">
            <text:p>30</text:p>
          </table:table-cell>
          <table:table-cell table:style-name="ce1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0" calcext:value-type="float">
            <text:p>40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(MIN(([.$E69]^2)/([.$T69]^2);[.$R$2]))*([.$J69]+3)*[.$T$2]))*5;0)" office:value-type="float" office:value="40" calcext:value-type="float">
            <text:p>40</text:p>
          </table:table-cell>
          <table:table-cell table:style-name="ce11" table:formula="of:=IFERROR(ROUND(((MIN(([.$G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4" calcext:value-type="float">
            <text:p>54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1" table:formula="of:=IFERROR(ROUND(((MIN(([.$G71]^2)/([.$T71]^2);[.$R$2]))*([.$J71]+3)*[.$T$2]))*5;0)" office:value-type="float" office:value="45" calcext:value-type="float">
            <text:p>4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3" calcext:value-type="float">
            <text:p>43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1" table:formula="of:=IFERROR(ROUND(((MIN(([.$G72]^2)/([.$T72]^2);[.$R$2]))*([.$J72]+3)*[.$T$2]))*5;0)" office:value-type="float" office:value="50" calcext:value-type="float">
            <text:p>50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1" calcext:value-type="float">
            <text:p>51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(MIN(([.$E73]^2)/([.$T73]^2);[.$R$2]))*([.$J73]+3)*[.$T$2]))*5;0)" office:value-type="float" office:value="35" calcext:value-type="float">
            <text:p>35</text:p>
          </table:table-cell>
          <table:table-cell table:style-name="ce11" table:formula="of:=IFERROR(ROUND(((MIN(([.$G73]^2)/([.$T73]^2);[.$R$2]))*([.$J73]+3)*[.$T$2]))*5;0)" office:value-type="float" office:value="10" calcext:value-type="float">
            <text:p>1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4" calcext:value-type="float">
            <text:p>34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3" calcext:value-type="float">
            <text:p>43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3" calcext:value-type="float">
            <text:p>53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1" table:formula="of:=IFERROR(ROUND((AVERAGE(MIN(([.$F76]^[.$Q$2])/([.$T76]^2);[.$R$2]); MIN([.F76]/[.$O$2]; [.$N$2])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1" calcext:value-type="float">
            <text:p>31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39" calcext:value-type="float">
            <text:p>39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1" table:formula="of:=IFERROR(ROUND(((MIN(([.$G78]^2)/([.$T78]^2);[.$R$2]))*([.$J78]+3)*[.$T$2]))*5;0)" office:value-type="float" office:value="25" calcext:value-type="float">
            <text:p>2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47" calcext:value-type="float">
            <text:p>47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1" table:formula="of:=IFERROR(ROUND(((MIN(([.$G79]^2)/([.$T79]^2);[.$R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1" table:formula="of:=IFERROR(ROUND(((MIN(([.$G80]^2)/([.$T80]^2);[.$R$2]))*([.$J80]+3)*[.$T$2]))*5;0)" office:value-type="float" office:value="35" calcext:value-type="float">
            <text:p>3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1" calcext:value-type="float">
            <text:p>51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3" calcext:value-type="float">
            <text:p>33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0" calcext:value-type="float">
            <text:p>0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5" calcext:value-type="float">
            <text:p>2.5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0" calcext:value-type="float">
            <text:p>40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1" calcext:value-type="float">
            <text:p>1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8" calcext:value-type="float">
            <text:p>18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0" calcext:value-type="float">
            <text:p>50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1" calcext:value-type="float">
            <text:p>11</text:p>
          </table:table-cell>
          <table:table-cell table:style-name="ce19" table:formula="of:=IFERROR(ROUND(((MIN(([.G84]^2)/([.$T84]^2);[.$S$2])))*[.$S84]*[.$T$1]);0)" office:value-type="float" office:value="2" calcext:value-type="float">
            <text:p>2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86" calcext:value-type="float">
            <text:p>42.86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4" calcext:value-type="float">
            <text:p>4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1" table:formula="of:=IFERROR(ROUND(((MIN(([.$G85]^2)/([.$T85]^2);[.$R$2]))*([.$J85]+3)*[.$T$2]))*5;0)" office:value-type="float" office:value="20" calcext:value-type="float">
            <text:p>2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1" calcext:value-type="float">
            <text:p>41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49" calcext:value-type="float">
            <text:p>49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(MIN(([.$E87]^2)/([.$T87]^2);[.$R$2]))*([.$J87]+3)*[.$T$2]))*5;0)" office:value-type="float" office:value="35" calcext:value-type="float">
            <text:p>35</text:p>
          </table:table-cell>
          <table:table-cell table:style-name="ce1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6" calcext:value-type="float">
            <text:p>36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(MIN(([.$E88]^2)/([.$T88]^2);[.$R$2]))*([.$J88]+3)*[.$T$2]))*5;0)" office:value-type="float" office:value="70" calcext:value-type="float">
            <text:p>70</text:p>
          </table:table-cell>
          <table:table-cell table:style-name="ce1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1" calcext:value-type="float">
            <text:p>51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10" calcext:value-type="float">
            <text:p>10</text:p>
          </table:table-cell>
          <table:table-cell table:style-name="ce19" table:formula="of:=IFERROR(ROUND(((MIN(([.G88]^2)/([.$T88]^2);[.$S$2])))*[.$S88]*[.$T$1]);0)" office:value-type="float" office:value="4" calcext:value-type="float">
            <text:p>4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7" calcext:value-type="float">
            <text:p>7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(MIN(([.$E89]^2)/([.$T89]^2);[.$R$2]))*([.$J89]+3)*[.$T$2]))*5;0)" office:value-type="float" office:value="40" calcext:value-type="float">
            <text:p>40</text:p>
          </table:table-cell>
          <table:table-cell table:style-name="ce1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(MIN(([.$E90]^2)/([.$T90]^2);[.$R$2]))*([.$J90]+3)*[.$T$2]))*5;0)" office:value-type="float" office:value="45" calcext:value-type="float">
            <text:p>45</text:p>
          </table:table-cell>
          <table:table-cell table:style-name="ce1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46" calcext:value-type="float">
            <text:p>46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1" table:formula="of:=IFERROR(ROUND(((MIN(([.$G91]^2)/([.$T91]^2);[.$R$2]))*([.$J91]+3)*[.$T$2]))*5;0)" office:value-type="float" office:value="25" calcext:value-type="float">
            <text:p>2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1" calcext:value-type="float">
            <text:p>41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(MIN(([.$E92]^2)/([.$T92]^2);[.$R$2]))*([.$J92]+3)*[.$T$2]))*5;0)" office:value-type="float" office:value="20" calcext:value-type="float">
            <text:p>20</text:p>
          </table:table-cell>
          <table:table-cell table:style-name="ce1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6" calcext:value-type="float">
            <text:p>36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46" calcext:value-type="float">
            <text:p>46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(MIN(([.$E94]^2)/([.$T94]^2);[.$R$2]))*([.$J94]+3)*[.$T$2]))*5;0)" office:value-type="float" office:value="20" calcext:value-type="float">
            <text:p>20</text:p>
          </table:table-cell>
          <table:table-cell table:style-name="ce11" table:formula="of:=IFERROR(ROUND(((MIN(([.$G94]^2)/([.$T94]^2);[.$R$2]))*([.$J94]+3)*[.$T$2]))*5;0)" office:value-type="float" office:value="25" calcext:value-type="float">
            <text:p>25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5" calcext:value-type="float">
            <text:p>35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47" calcext:value-type="float">
            <text:p>47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(MIN(([.$E96]^2)/([.$T96]^2);[.$R$2]))*([.$J96]+3)*[.$T$2]))*5;0)" office:value-type="float" office:value="20" calcext:value-type="float">
            <text:p>20</text:p>
          </table:table-cell>
          <table:table-cell table:style-name="ce11" table:formula="of:=IFERROR(ROUND(((MIN(([.$G96]^2)/([.$T96]^2);[.$R$2]))*([.$J96]+3)*[.$T$2]))*5;0)" office:value-type="float" office:value="35" calcext:value-type="float">
            <text:p>35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38" calcext:value-type="float">
            <text:p>38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8" calcext:value-type="float">
            <text:p>18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8" calcext:value-type="float">
            <text:p>18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8" calcext:value-type="float">
            <text:p>18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8" calcext:value-type="float">
            <text:p>18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8" calcext:value-type="float">
            <text:p>18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8" calcext:value-type="float">
            <text:p>18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8" calcext:value-type="float">
            <text:p>18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8" calcext:value-type="float">
            <text:p>18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8" calcext:value-type="float">
            <text:p>18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8" calcext:value-type="float">
            <text:p>18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8" calcext:value-type="float">
            <text:p>18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8" calcext:value-type="float">
            <text:p>18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8" calcext:value-type="float">
            <text:p>18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8" calcext:value-type="float">
            <text:p>18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8" calcext:value-type="float">
            <text:p>18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8" calcext:value-type="float">
            <text:p>18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8" calcext:value-type="float">
            <text:p>18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8" calcext:value-type="float">
            <text:p>18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8" calcext:value-type="float">
            <text:p>18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8" calcext:value-type="float">
            <text:p>18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8" calcext:value-type="float">
            <text:p>18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8" calcext:value-type="float">
            <text:p>18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8" calcext:value-type="float">
            <text:p>18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8" calcext:value-type="float">
            <text:p>18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8" calcext:value-type="float">
            <text:p>18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8" calcext:value-type="float">
            <text:p>18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8" calcext:value-type="float">
            <text:p>18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8" calcext:value-type="float">
            <text:p>18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8" calcext:value-type="float">
            <text:p>18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8" calcext:value-type="float">
            <text:p>18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8" calcext:value-type="float">
            <text:p>18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8" calcext:value-type="float">
            <text:p>18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8" calcext:value-type="float">
            <text:p>18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1" table:formula="of:=IFERROR(ROUND(((MIN(([.$G130]^2)/([.$T130]^2);[.$R$2]))*([.$J130]+3)*[.$T$2]))*5;0)" office:value-type="float" office:value="50" calcext:value-type="float">
            <text:p>50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0" calcext:value-type="float">
            <text:p>50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(MIN(([.$E131]^2)/([.$T131]^2);[.$R$2]))*([.$J131]+3)*[.$T$2]))*5;0)" office:value-type="float" office:value="60" calcext:value-type="float">
            <text:p>60</text:p>
          </table:table-cell>
          <table:table-cell table:style-name="ce1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5" calcext:value-type="float">
            <text:p>35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3" calcext:value-type="float">
            <text:p>3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5" calcext:value-type="float">
            <text:p>5</text:p>
          </table:table-cell>
          <table:table-cell table:style-name="ce19" table:formula="of:=IFERROR(ROUND(((MIN(([.G131]^2)/([.$T131]^2);[.$S$2])))*[.$S131]*[.$T$1]);0)" office:value-type="float" office:value="0" calcext:value-type="float">
            <text:p>0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5" calcext:value-type="float">
            <text:p>3.5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45" calcext:value-type="float">
            <text:p>45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0" calcext:value-type="float">
            <text:p>50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1" calcext:value-type="float">
            <text:p>1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33" calcext:value-type="float">
            <text:p>7.33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4.29" calcext:value-type="float">
            <text:p>44.29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5" calcext:value-type="float">
            <text:p>5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7" calcext:value-type="float">
            <text:p>7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4" calcext:value-type="float">
            <text:p>34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2" calcext:value-type="float">
            <text:p>42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3" calcext:value-type="float">
            <text:p>53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1" table:formula="of:=IFERROR(ROUND((AVERAGE(MIN(([.$F136]^[.$Q$2])/([.$T136]^2);[.$R$2]); MIN([.F136]/[.$O$2]; [.$N$2])))*([.$J136]+[.$M$2]))*5;0)" office:value-type="float" office:value="15" calcext:value-type="float">
            <text:p>15</text:p>
          </table:table-cell>
          <table:table-cell table:style-name="ce11" table:formula="of:=ROUND(AVERAGE([.K136:.Q136]))" office:value-type="float" office:value="44" calcext:value-type="float">
            <text:p>44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5" calcext:value-type="float">
            <text:p>5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0" calcext:value-type="float">
            <text:p>0</text:p>
          </table:table-cell>
          <table:table-cell table:style-name="ce19"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4.83" calcext:value-type="float">
            <text:p>4.8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(MIN(([.$E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(MIN(([.$G137]^2)/([.$T137]^2);[.$R$2]))*([.$J137]+3)*[.$T$2]))*5;0)" office:value-type="float" office:value="45" calcext:value-type="float">
            <text:p>45</text:p>
          </table:table-cell>
          <table:table-cell table:style-name="ce11" table:formula="of:=IFERROR(ROUND((AVERAGE(MIN(([.$F137]^[.$Q$2])/([.$T137]^2);[.$R$2]); MIN([.F137]/[.$O$2]; [.$N$2])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5" calcext:value-type="float">
            <text:p>35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4" calcext:value-type="float">
            <text:p>4</text:p>
          </table:table-cell>
          <table:table-cell table:formula="of:=MIN(MAX([.AB137]-[.AB1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(MIN(([.$E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(MIN(([.$G138]^2)/([.$T138]^2);[.$R$2]))*([.$J138]+3)*[.$T$2]))*5;0)" office:value-type="float" office:value="55" calcext:value-type="float">
            <text:p>5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49" calcext:value-type="float">
            <text:p>49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11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8" calcext:value-type="float">
            <text:p>38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48" calcext:value-type="float">
            <text:p>48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9" calcext:value-type="float">
            <text:p>9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1" table:formula="of:=IFERROR(ROUND(((MIN(([.$G141]^2)/([.$T141]^2);[.$R$2]))*([.$J141]+3)*[.$T$2]))*5;0)" office:value-type="float" office:value="25" calcext:value-type="float">
            <text:p>25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4" calcext:value-type="float">
            <text:p>34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49" calcext:value-type="float">
            <text:p>49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5" calcext:value-type="float">
            <text:p>35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1" calcext:value-type="float">
            <text:p>51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5" calcext:value-type="float">
            <text:p>345</text:p>
          </table:table-cell>
          <table:table-cell table:style-name="ce11" table:formula="of:=ROUND((([.I145]/[.$S$1])*MAX([.I145]/420; 1.2));2)" office:value-type="float" office:value="4.6" calcext:value-type="float">
            <text:p>4.6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78" calcext:value-type="float">
            <text:p>3.78</text:p>
          </table:table-cell>
          <table:table-cell table:style-name="ce11" table:formula="of:=ROUND([.I145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33" calcext:value-type="float">
            <text:p>3.33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5" calcext:value-type="float">
            <text:p>45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2" calcext:value-type="float">
            <text:p>2</text:p>
          </table:table-cell>
          <table:table-cell table:style-name="ce19" table:formula="of:=IFERROR(ROUND(((MIN(([.E146]^2)/([.$T146]^2);[.$S$2])))*[.$S146]*[.$T$1]);0)" office:value-type="float" office:value="9" calcext:value-type="float">
            <text:p>9</text:p>
          </table:table-cell>
          <table:table-cell table:style-name="ce19" table:formula="of:=IFERROR(ROUND(((MIN(([.G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7" calcext:value-type="float">
            <text:p>47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6" calcext:value-type="float">
            <text:p>46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40" calcext:value-type="float">
            <text:p>440</text:p>
          </table:table-cell>
          <table:table-cell table:style-name="ce11" table:formula="of:=ROUND((([.I149]/[.$S$1])*MAX([.I149]/420; 1.2));2)" office:value-type="float" office:value="5.87" calcext:value-type="float">
            <text:p>5.87</text:p>
          </table:table-cell>
          <table:table-cell table:style-name="ce11" table:formula="of:=IFERROR((ROUND((((MIN(([.$C149]^2)/([.$T149]^2);[.$R$2])))*[.$J149]*0.8)+([.C149]/10))*5)+10; 0)" office:value-type="float" office:value="90" calcext:value-type="float">
            <text:p>90</text:p>
          </table:table-cell>
          <table:table-cell table:style-name="ce11" table:formula="of:=IFERROR(ROUND((AVERAGE(MIN(([.$D149]^[.$L$2])/([.$T149]^2);[.$R$2]); MIN([.D149]/[.$O$2]; [.$N$2])))*([.$J149]+[.$M$2]))*5;0)" office:value-type="float" office:value="55" calcext:value-type="float">
            <text:p>55</text:p>
          </table:table-cell>
          <table:table-cell table:style-name="ce11" table:formula="of:=IFERROR(ROUND((MIN(([.$D149]+[.$G149]+[.$I149])/8/[.$T149];[.$R$2]))*([.$J149]+3))*5;0)" office:value-type="float" office:value="45" calcext:value-type="float">
            <text:p>45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(MIN(([.$E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(MIN(([.$G149]^2)/([.$T149]^2);[.$R$2]))*([.$J149]+3)*[.$T$2]))*5;0)" office:value-type="float" office:value="40" calcext:value-type="float">
            <text:p>40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45" calcext:value-type="float">
            <text:p>45</text:p>
          </table:table-cell>
          <table:table-cell table:style-name="ce11" table:formula="of:=ROUND((([.I149]/[.$S$1])*MAX([.I149]/350;0.8));2)" office:value-type="float" office:value="6.15" calcext:value-type="float">
            <text:p>6.15</text:p>
          </table:table-cell>
          <table:table-cell table:style-name="ce11" table:formula="of:=ROUND([.I149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9" calcext:value-type="float">
            <text:p>9</text:p>
          </table:table-cell>
          <table:table-cell table:style-name="ce20" table:formula="of:=IFERROR(ROUND(MIN(([.D149]+[.G149]+[.I149])/8/[.$T149];[.$S$2])^2*[.$S149]);0)" office:value-type="float" office:value="7" calcext:value-type="float">
            <text:p>7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G149]^2)/([.$T149]^2);[.$S$2])))*[.$S149]*[.$T$1]);0)" office:value-type="float" office:value="5" calcext:value-type="float">
            <text:p>5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5.5" calcext:value-type="float">
            <text:p>5.5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0.71" calcext:value-type="float">
            <text:p>40.71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0" calcext:value-type="float">
            <text:p>0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0" calcext:value-type="float">
            <text:p>0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(MIN(([.$E150]^2)/([.$T150]^2);[.$R$2]))*([.$J150]+3)*[.$T$2]))*5;0)" office:value-type="float" office:value="55" calcext:value-type="float">
            <text:p>55</text:p>
          </table:table-cell>
          <table:table-cell table:style-name="ce11" table:formula="of:=IFERROR(ROUND(((MIN(([.$G150]^2)/([.$T150]^2);[.$R$2]))*([.$J150]+3)*[.$T$2]))*5;0)" office:value-type="float" office:value="25" calcext:value-type="float">
            <text:p>25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39" calcext:value-type="float">
            <text:p>39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6" calcext:value-type="float">
            <text:p>6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5" calcext:value-type="float">
            <text:p>4.5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14" calcext:value-type="float">
            <text:p>37.14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1" calcext:value-type="float">
            <text:p>1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15" calcext:value-type="float">
            <text:p>15</text:p>
          </table:table-cell>
          <table:table-cell table:style-name="ce11" table:formula="of:=IFERROR(ROUND(((MIN(([.$E151]^2)/([.$T151]^2);[.$R$2]))*([.$J151]+3)*[.$T$2]))*5;0)" office:value-type="float" office:value="60" calcext:value-type="float">
            <text:p>60</text:p>
          </table:table-cell>
          <table:table-cell table:style-name="ce1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49" calcext:value-type="float">
            <text:p>49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2" calcext:value-type="float">
            <text:p>2</text:p>
          </table:table-cell>
          <table:table-cell table:style-name="ce19" table:formula="of:=IFERROR(ROUND(((MIN(([.E151]^2)/([.$T151]^2);[.$S$2])))*[.$S151]*[.$T$1]);0)" office:value-type="float" office:value="9" calcext:value-type="float">
            <text:p>9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1" calcext:value-type="float">
            <text:p>1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35" calcext:value-type="float">
            <text:p>35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6" calcext:value-type="float">
            <text:p>36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0" calcext:value-type="float">
            <text:p>50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54:.H154])" office:value-type="float" office:value="420" calcext:value-type="float">
            <text:p>420</text:p>
          </table:table-cell>
          <table:table-cell table:style-name="ce11" table:formula="of:=ROUND((([.I154]/[.$S$1])*MAX([.I154]/420; 1.2));2)" office:value-type="float" office:value="5.6" calcext:value-type="float">
            <text:p>5.6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45" calcext:value-type="float">
            <text:p>45</text:p>
          </table:table-cell>
          <table:table-cell table:style-name="ce1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6" calcext:value-type="float">
            <text:p>5.6</text:p>
          </table:table-cell>
          <table:table-cell table:style-name="ce11" table:formula="of:=ROUND([.I154]/6;2)" office:value-type="float" office:value="70" calcext:value-type="float">
            <text:p>70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5" calcext:value-type="float">
            <text:p>5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8" calcext:value-type="float">
            <text:p>8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4" calcext:value-type="float">
            <text:p>4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9.86" calcext:value-type="float">
            <text:p>39.86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3" calcext:value-type="float">
            <text:p>3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6" calcext:value-type="float">
            <text:p>6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0" calcext:value-type="float">
            <text:p>60</text:p>
          </table:table-cell>
          <table:table-cell table:style-name="ce11" table:formula="of:=ROUND(AVERAGE([.K155:.Q155]))" office:value-type="float" office:value="43" calcext:value-type="float">
            <text:p>43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5.17" calcext:value-type="float">
            <text:p>5.17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49" calcext:value-type="float">
            <text:p>49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1" table:formula="of:=IFERROR(ROUND(((MIN(([.$G157]^2)/([.$T157]^2);[.$R$2]))*([.$J157]+3)*[.$T$2]))*5;0)" office:value-type="float" office:value="10" calcext:value-type="float">
            <text:p>1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2" calcext:value-type="float">
            <text:p>32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1" table:formula="of:=IFERROR(ROUND(((MIN(([.$G158]^2)/([.$T158]^2);[.$R$2]))*([.$J158]+3)*[.$T$2]))*5;0)" office:value-type="float" office:value="20" calcext:value-type="float">
            <text:p>2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47" calcext:value-type="float">
            <text:p>47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35" calcext:value-type="float">
            <text:p>35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4" calcext:value-type="float">
            <text:p>34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0" calcext:value-type="float">
            <text:p>40</text:p>
          </table:table-cell>
          <table:table-cell table:style-name="ce11" table:formula="of:=ROUND(AVERAGE([.K160:.Q160]))" office:value-type="float" office:value="45" calcext:value-type="float">
            <text:p>45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6" calcext:value-type="float">
            <text:p>36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4" calcext:value-type="float">
            <text:p>54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(MIN(([.$E163]^2)/([.$T163]^2);[.$R$2]))*([.$J163]+3)*[.$T$2]))*5;0)" office:value-type="float" office:value="20" calcext:value-type="float">
            <text:p>20</text:p>
          </table:table-cell>
          <table:table-cell table:style-name="ce11" table:formula="of:=IFERROR(ROUND(((MIN(([.$G163]^2)/([.$T163]^2);[.$R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5" calcext:value-type="float">
            <text:p>45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0" calcext:value-type="float">
            <text:p>6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AVERAGE(MIN(([.$F164]^[.$Q$2])/([.$T164]^2);[.$R$2]); MIN([.F164]/[.$O$2]; [.$N$2])))*([.$J164]+[.$M$2]))*5;0)" office:value-type="float" office:value="30" calcext:value-type="float">
            <text:p>30</text:p>
          </table:table-cell>
          <table:table-cell table:style-name="ce11" table:formula="of:=ROUND(AVERAGE([.K164:.Q164]))" office:value-type="float" office:value="47" calcext:value-type="float">
            <text:p>47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1" calcext:value-type="float">
            <text:p>11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6" calcext:value-type="float">
            <text:p>46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48" calcext:value-type="float">
            <text:p>48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48" calcext:value-type="float">
            <text:p>48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46" calcext:value-type="float">
            <text:p>46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49" calcext:value-type="float">
            <text:p>49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9" calcext:value-type="float">
            <text:p>19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4" calcext:value-type="float">
            <text:p>54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56" calcext:value-type="float">
            <text:p>56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7" calcext:value-type="float">
            <text:p>7</text:p>
          </table:table-cell>
          <table:table-cell table:style-name="ce19" table:formula="of:=IFERROR(ROUND(((MIN(([.F172]^2)/([.$T172]^2);[.$S$2]))*[.$S172]));0)" office:value-type="float" office:value="9" calcext:value-type="float">
            <text:p>9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29" calcext:value-type="float">
            <text:p>29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(MIN(([.$E174]^2)/([.$T174]^2);[.$R$2]))*([.$J174]+3)*[.$T$2]))*5;0)" office:value-type="float" office:value="15" calcext:value-type="float">
            <text:p>15</text:p>
          </table:table-cell>
          <table:table-cell table:style-name="ce11" table:formula="of:=IFERROR(ROUND(((MIN(([.$G174]^2)/([.$T174]^2);[.$R$2]))*([.$J174]+3)*[.$T$2]))*5;0)" office:value-type="float" office:value="20" calcext:value-type="float">
            <text:p>20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6" calcext:value-type="float">
            <text:p>36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(MIN(([.$E175]^2)/([.$T175]^2);[.$R$2]))*([.$J175]+3)*[.$T$2]))*5;0)" office:value-type="float" office:value="25" calcext:value-type="float">
            <text:p>25</text:p>
          </table:table-cell>
          <table:table-cell table:style-name="ce1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57" calcext:value-type="float">
            <text:p>57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58" calcext:value-type="float">
            <text:p>58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65" calcext:value-type="float">
            <text:p>65</text:p>
          </table:table-cell>
          <table:table-cell table:style-name="ce11" table:formula="of:=ROUND(AVERAGE([.K177:.Q177]))" office:value-type="float" office:value="56" calcext:value-type="float">
            <text:p>56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19"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67" calcext:value-type="float">
            <text:p>9.67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8" calcext:value-type="float">
            <text:p>8</text:p>
          </table:table-cell>
          <table:table-cell table:style-name="ce21" table:formula="of:=MIN(MAX([.AB177]-[.AB17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1" calcext:value-type="float">
            <text:p>41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0" calcext:value-type="float">
            <text:p>30</text:p>
          </table:table-cell>
          <table:table-cell table:style-name="ce11" table:formula="of:=IFERROR(ROUND(((MIN(([.$E179]^2)/([.$T179]^2);[.$R$2]))*([.$J179]+3)*[.$T$2]))*5;0)" office:value-type="float" office:value="50" calcext:value-type="float">
            <text:p>50</text:p>
          </table:table-cell>
          <table:table-cell table:style-name="ce1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38" calcext:value-type="float">
            <text:p>38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5.71" calcext:value-type="float">
            <text:p>35.71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1" calcext:value-type="float">
            <text:p>1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25" calcext:value-type="float">
            <text:p>25</text:p>
          </table:table-cell>
          <table:table-cell table:style-name="ce1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1" table:formula="of:=IFERROR(ROUND(((MIN(([.$G180]^2)/([.$T180]^2);[.$R$2]))*([.$J180]+3)*[.$T$2]))*5;0)" office:value-type="float" office:value="20" calcext:value-type="float">
            <text:p>2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4" calcext:value-type="float">
            <text:p>54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4" calcext:value-type="float">
            <text:p>4</text:p>
          </table:table-cell>
          <table:table-cell table:style-name="ce19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5" calcext:value-type="float">
            <text:p>8.5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1" calcext:value-type="float">
            <text:p>1</text:p>
          </table:table-cell>
          <table:table-cell table:formula="of:=MIN(MAX([.Z180]-[.Z179];0);[.$AT$2])" office:value-type="float" office:value="6" calcext:value-type="float">
            <text:p>6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(MIN(([.$E181]^2)/([.$T181]^2);[.$R$2]))*([.$J181]+3)*[.$T$2]))*5;0)" office:value-type="float" office:value="45" calcext:value-type="float">
            <text:p>45</text:p>
          </table:table-cell>
          <table:table-cell table:style-name="ce11" table:formula="of:=IFERROR(ROUND(((MIN(([.$G181]^2)/([.$T181]^2);[.$R$2]))*([.$J181]+3)*[.$T$2]))*5;0)" office:value-type="float" office:value="10" calcext:value-type="float">
            <text:p>1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38" calcext:value-type="float">
            <text:p>38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1" table:formula="of:=IFERROR(ROUND(((MIN(([.$E182]^2)/([.$T182]^2);[.$R$2]))*([.$J182]+3)*[.$T$2]))*5;0)" office:value-type="float" office:value="65" calcext:value-type="float">
            <text:p>65</text:p>
          </table:table-cell>
          <table:table-cell table:style-name="ce1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4" calcext:value-type="float">
            <text:p>54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5" calcext:value-type="float">
            <text:p>5</text:p>
          </table:table-cell>
          <table:table-cell table:style-name="ce19" table:formula="of:=IFERROR(ROUND(((MIN(([.E182]^2)/([.$T182]^2);[.$S$2])))*[.$S182]*[.$T$1]);0)" office:value-type="float" office:value="10" calcext:value-type="float">
            <text:p>10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83" calcext:value-type="float">
            <text:p>8.83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1" calcext:value-type="float">
            <text:p>1</text:p>
          </table:table-cell>
          <table:table-cell table:formula="of:=MIN(MAX([.Z182]-[.Z181];0);[.$AT$2])" office:value-type="float" office:value="5" calcext:value-type="float">
            <text:p>5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2" calcext:value-type="float">
            <text:p>52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7" calcext:value-type="float">
            <text:p>7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(MIN(([.$E184]^2)/([.$T184]^2);[.$R$2]))*([.$J184]+3)*[.$T$2]))*5;0)" office:value-type="float" office:value="25" calcext:value-type="float">
            <text:p>25</text:p>
          </table:table-cell>
          <table:table-cell table:style-name="ce1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59" calcext:value-type="float">
            <text:p>59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3" calcext:value-type="float">
            <text:p>63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0" calcext:value-type="float">
            <text:p>60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59" calcext:value-type="float">
            <text:p>59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(MIN(([.$E188]^2)/([.$T188]^2);[.$R$2]))*([.$J188]+3)*[.$T$2]))*5;0)" office:value-type="float" office:value="20" calcext:value-type="float">
            <text:p>20</text:p>
          </table:table-cell>
          <table:table-cell table:style-name="ce11" table:formula="of:=IFERROR(ROUND(((MIN(([.$G188]^2)/([.$T188]^2);[.$R$2]))*([.$J188]+3)*[.$T$2]))*5;0)" office:value-type="float" office:value="25" calcext:value-type="float">
            <text:p>25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4" calcext:value-type="float">
            <text:p>34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(MIN(([.$E189]^2)/([.$T189]^2);[.$R$2]))*([.$J189]+3)*[.$T$2]))*5;0)" office:value-type="float" office:value="25" calcext:value-type="float">
            <text:p>25</text:p>
          </table:table-cell>
          <table:table-cell table:style-name="ce11" table:formula="of:=IFERROR(ROUND(((MIN(([.$G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1" calcext:value-type="float">
            <text:p>41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63" calcext:value-type="float">
            <text:p>63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78" calcext:value-type="float">
            <text:p>78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9" calcext:value-type="float">
            <text:p>9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66" calcext:value-type="float">
            <text:p>66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1" table:formula="of:=IFERROR(ROUND(((MIN(([.$G238]^2)/([.$T238]^2);[.$R$2]))*([.$J238]+3)*[.$T$2]))*5;0)" office:value-type="float" office:value="25" calcext:value-type="float">
            <text:p>25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29" calcext:value-type="float">
            <text:p>29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1" calcext:value-type="float">
            <text:p>51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69" calcext:value-type="float">
            <text:p>69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(MIN(([.$E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(MIN(([.$G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71" calcext:value-type="float">
            <text:p>7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(MIN(([.$E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0" calcext:value-type="float">
            <text:p>80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79" calcext:value-type="float">
            <text:p>7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(MIN(([.$E244]^2)/([.$T244]^2);[.$R$2]))*([.$J244]+3)*[.$T$2]))*5;0)" office:value-type="float" office:value="55" calcext:value-type="float">
            <text:p>55</text:p>
          </table:table-cell>
          <table:table-cell table:style-name="ce11" table:formula="of:=IFERROR(ROUND(((MIN(([.$G244]^2)/([.$T244]^2);[.$R$2]))*([.$J244]+3)*[.$T$2]))*5;0)" office:value-type="float" office:value="50" calcext:value-type="float">
            <text:p>50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79" calcext:value-type="float">
            <text:p>7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00-00-00</text:date>, <text:time style:data-style-name="N2" text:time-value="07:51:11.8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05-27T07:55:06.374000000</dc:date>
    <meta:editing-duration>PT11H46M8S</meta:editing-duration>
    <meta:editing-cycles>227</meta:editing-cycles>
    <meta:generator>LibreOffice/7.2.5.2$Windows_X86_64 LibreOffice_project/499f9727c189e6ef3471021d6132d4c694f357e5</meta:generator>
    <meta:document-statistic meta:table-count="1" meta:cell-count="10373" meta:object-count="0"/>
  </office:meta>
</office:document-meta>
</file>